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2" style:family="table">
      <style:table-properties style:width="15.875cm" fo:margin-left="0cm" fo:margin-top="0cm" fo:margin-bottom="0cm" table:align="left" style:writing-mode="lr-tb"/>
    </style:style>
    <style:style style:name="Table2.A" style:family="table-column">
      <style:table-column-properties style:column-width="7.938cm"/>
    </style:style>
    <style:style style:name="Table2.1" style:family="table-row">
      <style:table-row-properties style:keep-together="true" fo:keep-together="auto"/>
    </style:style>
    <style:style style:name="Table2.A1" style:family="table-cell">
      <style:table-cell-properties style:vertical-align="" fo:padding="0.176cm" fo:border="0.035cm solid #000000"/>
    </style:style>
    <style:style style:name="Table1" style:family="table">
      <style:table-properties style:width="7.585cm" fo:margin-left="0cm" fo:margin-top="0cm" fo:margin-bottom="0cm" table:align="left"/>
    </style:style>
    <style:style style:name="Table1.A" style:family="table-column">
      <style:table-column-properties style:column-width="3.792cm"/>
    </style:style>
    <style:style style:name="Table1.1" style:family="table-row">
      <style:table-row-properties style:keep-together="true" fo:keep-together="auto"/>
    </style:style>
    <style:style style:name="Table1.A1" style:family="table-cell">
      <style:table-cell-properties style:vertical-align="" fo:padding="0.176cm" fo:border="0.035cm solid #000000"/>
    </style:style>
    <style:style style:name="Table1.A7" style:family="table-cell">
      <style:table-cell-properties style:vertical-align="" fo:padding="0.176cm" fo:border-left="0.035cm solid #000000" fo:border-right="0.035cm solid #000000" fo:border-top="none" fo:border-bottom="0.035cm solid #000000"/>
    </style:style>
    <style:style style:name="P1" style:family="paragraph" style:parent-style-name="Standard">
      <style:paragraph-properties fo:line-height="100%" fo:text-align="justify" style:justify-single-word="false"/>
    </style:style>
    <style:style style:name="P2" style:family="paragraph" style:parent-style-name="Standard">
      <style:paragraph-properties fo:line-height="100%" fo:text-align="justify" style:justify-single-word="false" fo:orphans="0" fo:widows="0"/>
    </style:style>
    <style:style style:name="P3" style:family="paragraph" style:parent-style-name="Standard">
      <style:paragraph-properties fo:line-height="100%" fo:orphans="0" fo:widows="0"/>
    </style:style>
    <style:style style:name="P4" style:family="paragraph" style:parent-style-name="Standard">
      <style:paragraph-properties fo:line-height="100%" fo:text-align="start" style:justify-single-word="false" fo:orphans="0" fo:widows="0"/>
    </style:style>
    <style:style style:name="P5" style:family="paragraph" style:parent-style-name="Standard">
      <style:paragraph-properties fo:line-height="100%" fo:orphans="0" fo:widows="0"/>
      <style:text-properties fo:font-weight="bold" style:font-weight-asian="bold"/>
    </style:style>
    <style:style style:name="P6" style:family="paragraph" style:parent-style-name="Standard">
      <style:paragraph-properties fo:line-height="100%" fo:text-align="justify" style:justify-single-word="false" fo:orphans="0" fo:widows="0"/>
      <style:text-properties fo:font-weight="bold" style:font-weight-asian="bold"/>
    </style:style>
    <style:style style:name="P7" style:family="paragraph" style:parent-style-name="Standard">
      <style:paragraph-properties fo:line-height="100%" fo:text-align="justify" style:justify-single-word="false" fo:orphans="0" fo:widows="0"/>
      <style:text-properties fo:font-weight="normal" style:font-weight-asian="normal" style:font-weight-complex="normal"/>
    </style:style>
    <style:style style:name="P8" style:family="paragraph" style:parent-style-name="Standard">
      <style:paragraph-properties fo:line-height="100%" fo:orphans="0" fo:widows="0"/>
      <style:text-properties fo:font-weight="normal" style:font-weight-asian="normal" style:font-weight-complex="normal"/>
    </style:style>
    <style:style style:name="P9" style:family="paragraph" style:parent-style-name="Standard">
      <style:paragraph-properties fo:line-height="100%" fo:orphans="0" fo:widows="0"/>
      <style:text-properties fo:color="#c9211e" fo:font-weight="bold" style:font-weight-asian="bold" style:font-weight-complex="bold"/>
    </style:style>
    <style:style style:name="P10" style:family="paragraph" style:parent-style-name="Standard">
      <style:paragraph-properties fo:line-height="100%" fo:orphans="0" fo:widows="0"/>
      <style:text-properties fo:color="#c9211e" fo:font-style="normal" style:text-underline-style="none" fo:font-weight="bold" style:font-style-asian="normal" style:font-weight-asian="bold" style:font-style-complex="normal" style:font-weight-complex="bold"/>
    </style:style>
    <style:style style:name="P11" style:family="paragraph" style:parent-style-name="Standard">
      <style:paragraph-properties fo:line-height="100%" fo:text-align="start" style:justify-single-word="false" fo:orphans="0" fo:widows="0"/>
      <style:text-properties style:font-name="Arial1" fo:font-size="11pt" style:font-size-asian="11pt" style:font-size-complex="11pt"/>
    </style:style>
    <style:style style:name="P12" style:family="paragraph" style:parent-style-name="Standard">
      <style:paragraph-properties fo:line-height="100%" fo:text-align="start" style:justify-single-word="false" fo:orphans="0" fo:widows="0"/>
      <style:text-properties fo:font-variant="normal" fo:text-transform="none" fo:color="#222222" style:font-name="Arial1" fo:font-size="11pt" fo:letter-spacing="normal" fo:font-style="normal" fo:font-weight="normal" style:font-size-asian="11pt" style:font-size-complex="11pt"/>
    </style:style>
    <style:style style:name="P13" style:family="paragraph" style:parent-style-name="Standard">
      <style:paragraph-properties loext:contextual-spacing="false" fo:margin-top="0.423cm" fo:margin-bottom="0cm" fo:line-height="100%" fo:text-align="justify" style:justify-single-word="false"/>
    </style:style>
    <style:style style:name="P14" style:family="paragraph" style:parent-style-name="Heading_20_1">
      <style:paragraph-properties fo:margin-top="0.21cm" fo:margin-bottom="0.21cm" fo:line-height="100%" fo:text-align="center" style:justify-single-word="false" fo:orphans="0" fo:widows="0"/>
      <style:text-properties fo:font-size="13pt" style:font-size-asian="13pt" style:font-size-complex="13pt"/>
    </style:style>
    <style:style style:name="P15" style:family="paragraph" style:parent-style-name="Heading_20_2" style:master-page-name="Standard">
      <style:paragraph-properties loext:contextual-spacing="false" fo:margin-top="0.423cm" fo:margin-bottom="0cm" fo:line-height="100%" fo:text-align="center" style:justify-single-word="false" style:page-number="1"/>
      <style:text-properties fo:font-variant="normal" fo:text-transform="none" fo:color="#c9211e" style:font-name="Arial1" fo:font-size="15.5pt" fo:letter-spacing="normal" fo:font-style="normal" fo:font-weight="bold" style:font-size-asian="15.5pt" style:font-weight-asian="bold" style:font-size-complex="15.5pt" style:font-weight-complex="bold"/>
    </style:style>
    <style:style style:name="P16" style:family="paragraph" style:parent-style-name="Standard">
      <style:paragraph-properties fo:line-height="100%" fo:orphans="0" fo:widows="0"/>
    </style:style>
    <style:style style:name="P17" style:family="paragraph" style:parent-style-name="Standard">
      <style:paragraph-properties fo:line-height="100%" fo:orphans="0" fo:widows="0"/>
      <style:text-properties fo:background-color="#ffff00"/>
    </style:style>
    <style:style style:name="P18" style:family="paragraph" style:parent-style-name="Standard">
      <style:paragraph-properties fo:line-height="100%" fo:orphans="0" fo:widows="0"/>
      <style:text-properties fo:color="#cc0000"/>
    </style:style>
    <style:style style:name="P19" style:family="paragraph" style:parent-style-name="Standard">
      <style:paragraph-properties loext:contextual-spacing="false" fo:margin-top="0.423cm" fo:margin-bottom="0cm" fo:line-height="100%" fo:text-align="center" style:justify-single-word="false"/>
    </style:style>
    <style:style style:name="P20"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21"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size="10pt" style:font-size-asian="10pt" style:font-size-complex="10pt"/>
    </style:style>
    <style:style style:name="P22"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weight="bold" style:font-weight-asian="bold"/>
    </style:style>
    <style:style style:name="P23" style:family="paragraph" style:parent-style-name="Standard">
      <style:paragraph-properties fo:margin-left="0cm" fo:margin-right="0cm" fo:margin-top="0cm" fo:margin-bottom="0cm" fo:line-height="100%" fo:text-align="start" style:justify-single-word="false" fo:orphans="0" fo:widows="0" fo:text-indent="0cm" style:auto-text-indent="false" fo:background-color="#ffffff" fo:padding="0cm" fo:border="none">
        <style:background-image/>
      </style:paragraph-properties>
      <style:text-properties fo:font-size="10pt" style:font-size-asian="10pt" style:font-size-complex="10pt"/>
    </style:style>
    <style:style style:name="P24" style:family="paragraph" style:parent-style-name="Standard">
      <style:paragraph-properties fo:margin-left="0cm" fo:margin-right="0cm" fo:margin-top="0cm" fo:margin-bottom="0cm" fo:line-height="100%" fo:text-align="start" style:justify-single-word="false" fo:orphans="0" fo:widows="0" fo:text-indent="0cm" style:auto-text-indent="false" fo:background-color="#ffffff" fo:padding="0cm" fo:border="none">
        <style:background-image/>
      </style:paragraph-properties>
      <style:text-properties fo:font-weight="bold" style:font-weight-asian="bold"/>
    </style:style>
    <style:style style:name="P25" style:family="paragraph" style:parent-style-name="Standard">
      <style:paragraph-properties fo:margin-left="0cm" fo:margin-right="0cm" fo:margin-top="0.101cm" fo:margin-bottom="0.101cm" fo:line-height="100%" fo:text-align="start" style:justify-single-word="false" fo:text-indent="0cm" style:auto-text-indent="false"/>
      <style:text-properties fo:font-weight="bold" style:font-weight-asian="bold"/>
    </style:style>
    <style:style style:name="P26" style:family="paragraph" style:parent-style-name="Standard" style:list-style-name="WWNum1">
      <style:paragraph-properties fo:margin-left="0cm" fo:margin-right="0cm" fo:margin-top="0.101cm" fo:margin-bottom="0.101cm" fo:line-height="100%" fo:text-align="start" style:justify-single-word="false" fo:text-indent="0cm" style:auto-text-indent="false"/>
      <style:text-properties fo:font-weight="bold" style:font-weight-asian="bold"/>
    </style:style>
    <style:style style:name="P27" style:family="paragraph" style:parent-style-name="Standard">
      <style:paragraph-properties fo:margin-left="0cm" fo:margin-right="0cm" fo:margin-top="0.101cm" fo:margin-bottom="0.101cm" fo:line-height="100%" fo:text-align="start" style:justify-single-word="false" fo:text-indent="0cm" style:auto-text-indent="false"/>
    </style:style>
    <style:style style:name="P28" style:family="paragraph" style:parent-style-name="Standard">
      <style:paragraph-properties loext:contextual-spacing="false" fo:margin-left="0cm" fo:margin-right="0cm" fo:margin-top="0.101cm" fo:margin-bottom="0.101cm" fo:line-height="100%" fo:text-indent="0cm" style:auto-text-indent="false"/>
    </style:style>
    <style:style style:name="P29" style:family="paragraph" style:parent-style-name="Standard">
      <style:paragraph-properties loext:contextual-spacing="false" fo:margin-left="0cm" fo:margin-right="0cm" fo:margin-top="0.101cm" fo:margin-bottom="0.101cm" fo:line-height="100%" fo:text-indent="0cm" style:auto-text-indent="false"/>
    </style:style>
    <style:style style:name="P30" style:family="paragraph" style:parent-style-name="Standard">
      <style:paragraph-properties loext:contextual-spacing="false" fo:margin-left="0cm" fo:margin-right="0cm" fo:margin-top="0.101cm" fo:margin-bottom="0.101cm" fo:line-height="100%" fo:text-indent="0cm" style:auto-text-indent="false"/>
    </style:style>
    <style:style style:name="P31" style:family="paragraph" style:parent-style-name="Standard" style:list-style-name="L1">
      <style:paragraph-properties loext:contextual-spacing="false" fo:margin-left="0cm" fo:margin-right="0cm" fo:margin-top="0.101cm" fo:margin-bottom="0.101cm" fo:line-height="100%" fo:text-indent="0cm" style:auto-text-indent="false"/>
      <style:text-properties fo:color="#c9211e" fo:background-color="#ffffff"/>
    </style:style>
    <style:style style:name="P32" style:family="paragraph" style:parent-style-name="Standard">
      <style:paragraph-properties loext:contextual-spacing="false" fo:margin-left="0cm" fo:margin-right="0cm" fo:margin-top="0.101cm" fo:margin-bottom="0.101cm" fo:line-height="100%" fo:text-indent="0cm" style:auto-text-indent="false"/>
      <style:text-properties fo:color="#c9211e" fo:background-color="#ffffff"/>
    </style:style>
    <style:style style:name="P33" style:family="paragraph" style:parent-style-name="Standard" style:list-style-name="L1">
      <style:paragraph-properties loext:contextual-spacing="false" fo:margin-left="0cm" fo:margin-right="0cm" fo:margin-top="0.101cm" fo:margin-bottom="0.101cm" fo:line-height="100%" fo:text-align="start" style:justify-single-word="false" fo:text-indent="0cm" style:auto-text-indent="false"/>
      <style:text-properties fo:color="#000000" fo:background-color="#ffffff"/>
    </style:style>
    <style:style style:name="P34" style:family="paragraph" style:parent-style-name="Standard">
      <style:paragraph-properties loext:contextual-spacing="false" fo:margin-left="0cm" fo:margin-right="0cm" fo:margin-top="0.101cm" fo:margin-bottom="0.101cm" fo:line-height="100%" fo:text-indent="0cm" style:auto-text-indent="false"/>
      <style:text-properties fo:font-style="italic" style:font-style-asian="italic"/>
    </style:style>
    <style:style style:name="P35" style:family="paragraph" style:parent-style-name="Standard">
      <style:paragraph-properties loext:contextual-spacing="false" fo:margin-left="0cm" fo:margin-right="0cm" fo:margin-top="0.101cm" fo:margin-bottom="0.101cm" fo:line-height="100%" fo:text-indent="0cm" style:auto-text-indent="false"/>
      <style:text-properties fo:font-size="12pt" style:font-size-asian="12pt" style:font-size-complex="12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style:font-name="Arial1" fo:font-size="11pt" fo:letter-spacing="normal" fo:font-style="normal" fo:font-weight="normal" style:font-size-asian="11pt" style:font-weight-asian="normal" style:font-size-complex="11pt" style:font-weight-complex="normal"/>
    </style:style>
    <style:style style:name="T3" style:family="text">
      <style:text-properties fo:font-variant="normal" fo:text-transform="none" fo:color="#222222" fo:letter-spacing="normal" fo:font-style="normal" fo:font-weight="normal"/>
    </style:style>
    <style:style style:name="T4" style:family="text">
      <style:text-properties fo:font-variant="normal" fo:text-transform="none" fo:color="#222222" style:font-name="Arial1" fo:font-size="11pt" fo:letter-spacing="normal" fo:font-style="normal" fo:font-weight="normal" style:font-size-asian="11pt" style:font-size-complex="11pt"/>
    </style:style>
    <style:style style:name="T5" style:family="text">
      <style:text-properties fo:font-size="15pt" fo:font-weight="bold" style:font-size-asian="15pt" style:font-weight-asian="bold" style:font-size-complex="15pt"/>
    </style:style>
    <style:style style:name="T6" style:family="text">
      <style:text-properties fo:font-size="12pt" fo:font-style="normal" style:font-size-asian="12pt" style:font-style-asian="normal" style:font-size-complex="12pt" style:font-style-complex="normal"/>
    </style:style>
    <style:style style:name="T7" style:family="text">
      <style:text-properties fo:font-size="12pt" fo:font-style="normal" style:font-size-asian="12pt" style:font-style-asian="normal" style:font-size-complex="12pt" style:font-style-complex="normal"/>
    </style:style>
    <style:style style:name="T8" style:family="text">
      <style:text-properties fo:font-size="12pt" style:font-size-asian="12pt" style:font-size-complex="12pt"/>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text-properties fo:color="#c9211e" fo:background-color="#ffffff" loext:char-shading-value="0"/>
    </style:style>
    <style:style style:name="T12" style:family="text">
      <style:text-properties fo:color="#c9211e" fo:font-size="15pt" fo:font-weight="bold" style:font-size-asian="15pt" style:font-weight-asian="bold" style:font-size-complex="15pt"/>
    </style:style>
    <style:style style:name="T13"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5" style:family="text">
      <style:text-properties fo:font-style="italic" style:font-style-asian="italic"/>
    </style:style>
    <style:style style:name="T16" style:family="text">
      <style:text-properties fo:background-color="#ffff00"/>
    </style:style>
    <style:style style:name="T17" style:family="text">
      <style:text-properties style:text-underline-style="solid" style:text-underline-width="auto" style:text-underline-color="font-color" fo:background-color="#ffff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 text:name="yui_3_17_2_1_1582898137610_37"/>Scheda di confronto tra i brani di Huysmans e di D'Annunzio</text:p>
      <text:p text:style-name="P25"/>
      <text:list xml:id="list635932843838996873" text:style-name="WWNum1">
        <text:list-header>
          <text:p text:style-name="P26">Sapere descrivere l’ambiente della sala da pranzo nei suoi particolari che aiutano a comprendere la personalità di Des Esseintes.</text:p>
        </text:list-header>
      </text:list>
      <text:p text:style-name="P27"/>
      <text:p text:style-name="P27">Nel secondo capitolo intitolato “Una vita artificiale” dell’opera “A ritroso” di J.K. Huysmans viene descritta la casa, dall’atmosfera irreale e artificiale, del protagonista Des Esseintes: in essa, egli prova godimento estetico e intellettuale.</text:p>
      <text:p text:style-name="P27">Nel brano, in particolare, molta dell’attenzione è posta sulla descrizione della sala da pranzo, progettata come una scatola giapponese (similitudine): la stanza è grande e, al suo interno, sembra contenere una stanza più piccola che lui ha fatto costruire in forma simile a una nave.</text:p>
      <text:p text:style-name="P27">In merito all’arredamento, nella sala è presente un acquario con all’interno pesci meccanici e una finestra a forma di oblò per fare entrare la luce, anch'essa artificiale, al fine di creare giochi di colore con l’acqua. <text:span text:style-name="T2">In generale, la casa del protagonista è specchio della sua interiorità, dai gusti raffinati ma tipica di una personalità nevrotica.</text:span></text:p>
      <text:list xml:id="list5288258721077928346" text:style-name="L1">
        <text:list-item>
          <text:p text:style-name="P31">Riconosci e sottolinea nel brano gli aspetti psicologici del carattere del protagonista e motiva le scelte.</text:p>
          <text:p text:style-name="P33">In questo brano, l’esteta Des Esseintes si isola in sdegnosa solitudine dentro la sua casa, circondato da oggetti raffinati ed eccentrici come l’acquario.</text:p>
        </text:list-item>
      </text:list>
      <text:p text:style-name="P34"><text:span text:style-name="T9"><text:s/>Ricercava in modo artificioso le sensazionidi un viaggio e in merito a questo il narratore afferma:</text:span> “Il movimento gli sembrava inutile, e pensava che la fantasia potesse facilmente supplire alla volgare realtà dei fatti.”</text:p>
      <text:p text:style-name="P28"><text:span text:style-name="T9">Da questa prima citazione possiamo dedurre come il protagonista (</text:span><text:span text:style-name="T6">Esseintes) ritenga la fantasia l'unico mezzo per vivere a pieno la vita. Inoltre per lui dall’artificio e dalle allucinazioni ha origine l’immaginazione che consente di realizzare i desideri.</text:span></text:p>
      <text:p text:style-name="P28"><text:span text:style-name="T9">Riferendosi alla natura dice:</text:span><text:span text:style-name="T15"> “Non vi è alcuna delle sue invenzioni così sottile o grandiosa che il genio umano non possa crearla a sua volta”. </text:span><text:span text:style-name="T6">In questa parte del brano vi è la consapevolezza che si può superare il naturalismo. La natura, ormai è banale e ridondante, non è più l’unica in grado di dare vita a nuove emozioni. La mente l'ha superata in genialità, sebbene faccia ricorso a modi artificiosi. Infatti ogni aspetto della natura può essere ricreato artificialmente.</text:span></text:p>
      <text:p text:style-name="P28"><text:span text:style-name="T9">In un altro punto viene ribadito: </text:span><text:span text:style-name="T15">“L’artificio sembrava a Des Esseintes il carattere distintivo del genere umano.”</text:span><text:span text:style-name="T9"> <text:s/>In questa</text:span><text:span text:style-name="T8"> terza citazione vengono rafforzati i concetti espressi precedentemente. Secondo Des Esseintes infatti ciò che distingue l’uomo da tutto il resto è la possibilità di immaginare qualcosa che non c’è per poi realizzarlo o usarlo semplicemnte come modo per fuggire dalla realtà insoddisfacente. Questa è anche la capacità dell'individuo eccezionale del Decadentismo, egli disprezza la realtà borghese e crea un modello alternativo per lui più soddisfacente. </text:span></text:p>
      <text:p text:style-name="P32">2 - Quale rapporto vi è tra ambiente interno ed esterno.</text:p>
      <text:p text:style-name="P28">Tra esterno ed interno la rottura è radicale. Negli spazi interni abbiamo infatti il confuso disordine della sala da pranzo, negli spazi esterni la proiezione dell'ordine rigoroso.</text:p>
      <text:p text:style-name="P28">Più nello specifico il disordine interno corrisponde con il suo carattere nevrotico ed è la rispsota da parte di Esseintes al rigore esterno della società, che egli ritiene falsa e disprezza. Attraverso questo disordine il protagonista riesce quindi a rifugiarsi <text:s/>nella sua interiorità. La sua abitazione è lo specchio dei suoi interessi.</text:p>
      <text:p text:style-name="P32">3 - Riconosci il tipo di narratore e di focalizzazione.</text:p>
      <text:p text:style-name="P28"><text:span text:style-name="T10">Il narratore è esterno e onniscente ma il punto di vista è tenuto fisso sul protagonista, tanto che la focalizzazione sembra interna. Il narratore conosce infatti il pensiero del protagonista e riesce ad immergere il lettore nel suo modo di pensare.</text:span></text:p>
      <text:p text:style-name="P28"><text:span text:style-name="T11">4 - </text:span><text:span text:style-name="T11">Spiega che cosa rappresentano per il protagonista il sogno e l'artificio. Individua nel brano il passaggio in cui i concetti vengono spiegati.</text:span></text:p>
      <text:p text:style-name="P35">Sostanzialmente per il protagonista il sogno e l’artificio rappresentano una fuga dalla realtà, come per <text:s/>i poeti maledetti, senza la necessità di ricorrere all’alcol o alla droga. Attraverso sogno e artificio infatti Esseintes si isola da una realtà che non può <text:soft-page-break/>sopportare per rifugiarsi all’interno della propria mente, in uno spazio che gli dà piacere e che lui stesso ha ricreato.</text:p>
      <text:p text:style-name="P19"><text:span text:style-name="T12">Confronto: Andrea Sperelli e Des Esseintes</text:span></text:p>
      <text:p text:style-name="P13"><text:span text:style-name="T14">Andrea Sperelli, protagonista di </text:span><text:span text:style-name="T13">“Piacere” (D’Annunzio)</text:span><text:span text:style-name="T14"> e Des Esseintes, protagonista di <text:s/>“</text:span><text:span text:style-name="T13">A ritroso” (Huysmans) </text:span><text:span text:style-name="T14">sono le due più grandi rappresentazioni di vite da esteta. Ovvero una vita vissuta in modo inimitabile, quasi come in un’opera d’arte.</text:span></text:p>
      <text:p text:style-name="P1"/>
      <table:table table:name="Table2" table:style-name="Table2">
        <table:table-column table:style-name="Table2.A" table:number-columns-repeated="2"/>
        <table:table-row table:style-name="Table2.1">
          <table:table-cell table:style-name="Table2.A1" office:value-type="string">
            <text:p text:style-name="P14"><text:bookmark text:name="_5ksjs2yv92gx"/>IL CONTENUTO</text:p>
          </table:table-cell>
          <table:table-cell table:style-name="Table2.A1" office:value-type="string">
            <text:p text:style-name="P14"><text:bookmark text:name="_4jf7t6184soc"/>I PERSONAGGI</text:p>
          </table:table-cell>
        </table:table-row>
        <table:table-row table:style-name="Table2.1">
          <table:table-cell table:style-name="Table2.A1" office:value-type="string">
            <text:p text:style-name="P6">A che cosa deve rinunciare Andrea per realizzare il suo ideale di vita?</text:p>
            <text:p text:style-name="P7">Al fine di realizzare la sua vita ideale Andrea si vedrà costretto a r<text:span text:style-name="T16">inunciare mano mano all'educazione morale tradizionale, quella stessa morale che il padre aveva </text:span><text:span text:style-name="T17">represso</text:span><text:span text:style-name="T16"> in lui <text:s/>attraverso i suoi insegnamenti.</text:span> Causa di ciò era stata la crescente passione per l’arte, per la bellezza e ildisprezzo per le opinioni comuni (della massa!)</text:p>
            <text:p text:style-name="P7"/>
            <text:p text:style-name="P7">Al fine di aprofondire ciò, Andrea si vedrà costretto a riunciare appunto ad una morale tradizionale forte e pura. <text:s/></text:p>
            <text:p text:style-name="P7"/>
            <text:p text:style-name="P7">La vita vissuta come in un’opera d’arte sembra quindi diventare per lui una malattia estenuante che lo priva della gioia di vivere.</text:p>
            <text:p text:style-name="P2"/>
          </table:table-cell>
          <table:table-cell table:style-name="Table2.A1" office:value-type="string">
            <text:p text:style-name="P6">In Andrea Sperelli c’è un evidente legame tra la continua ricerca del piacere e il traviamento morale; viene detto inoltre, che la sua educazione è il frutto di molteplici esperienze delle “realtà umane”. Ti sembra che si possa dire lo stesso anche di Des Esseintes o ritieni che quest’ultimo presenti caratteristiche diverse?</text:p>
            <text:p text:style-name="P7">No, non si può dire lo stesso anche per <text:s/>Des Esseintes. <text:span text:style-name="T16">Quest’ultimo infatti cerca soprattutto di ricreare la bellezza mediante <text:s/>l'artificiosità delle esperineze, vissute in <text:s/>modo indiretto e solitario attraverso le invenzioni umane. Andrea Sperelli invece viaggia, legge, frequenta persone raffinate, visita musei, arreda la sua casa con opere d'arte.</text:span></text:p>
            <text:p text:style-name="P2">Sperelli è un esteta più concreto e basa il prorpio pensiero e le proprie esperienze <text:s/>sulla realtà vera e propria.</text:p>
          </table:table-cell>
        </table:table-row>
        <table:table-row table:style-name="Table2.1">
          <table:table-cell table:style-name="Table2.A1" office:value-type="string">
            <text:p text:style-name="P5">Quali sono i principi su cui si basa l’estetismo di Andrea Sperelli? ti sembra che includano anche le regole morali di comportamento o invece siano rivolti esclusivamente alla ricerca del piacere?</text:p>
            <text:p text:style-name="P3">I principi su cui si basa <text:span text:style-name="T16">l'estetismo di Andrea Sperelli sono quelli tipici di questo movimento, ovvero: </text:span></text:p>
            <text:p text:style-name="P17">la ricerca di tutte le forme del piacere, in particolar modo quello sensuale; la nostalgia del passato che viene ricordato più bello di quanto non fosse; ricerca di una vita originale, diversa da quella scialba della gente comune; la realizzazione del sogno sostitutivo della realtà.</text:p>
            <text:p text:style-name="P3"><text:span text:style-name="T16">Si può concretizzare nella libertà assoluta </text:span>e sfrenata.</text:p>
          </table:table-cell>
          <table:table-cell table:style-name="Table2.A1" office:value-type="string">
            <text:p text:style-name="P5">Le pagine di D'Annunzio esprimono con compiutezza i principi ideologici del protagonista in base ai quali uniformare la sua vita. Ti pare che, con altrettanta precisione, il brano di Huysmans condensi l’ideologia di Des Esseintes o che la si debba ricavare dallo squarcio di vita di scritto? Perché?</text:p>
            <text:p text:style-name="P8">Se D’Annunzio parla con precisione della vita di Andrea Sperelli ed in particolar modo della sua formazione evidenziandone i propri principi idelogici, Huysmans invece chiede al lettore di interpetare e dedurre da sé ciò che c’è nella mente di <text:s/>Des Esseintes attraverso la descrizione delle sue azioni e dell’ambiente a lui circostante.</text:p>
          </table:table-cell>
        </table:table-row>
        <table:table-row table:style-name="Table2.1">
          <table:table-cell table:style-name="Table2.A1" office:value-type="string">
            <text:p text:style-name="P5">Per quale motivo Des Esseintes ha scelto di ricreare un ambiente simile a quello di una nave all’interno della sua sala da pranzo?</text:p>
            <text:p text:style-name="P17">Il motivo di questa scelta è da ricercare nelle bisogno del protagonista di sfuggire da ciò che ritiene banale, comune, noisoso.</text:p>
            <text:p text:style-name="P3">Per fare questo ricorre a stimoli come il <text:soft-page-break/>sogno e l' immaginazione. Stimoli che, in un’ambiente statico come una stanza qualsiasi, non possono essere trovati. Con lacreatività ricrea allora l'interno di una nave e subito tutto assume un aspetto dinamico, che fornisce più stimoli alla mente del protagonista.</text:p>
            <text:p text:style-name="P20">Si procura così anche <text:s/>“le sensazioni rapide, quasi istantanee, di un lungo viaggio”, cioè il piacere dello spostamento, il quale consiste però solo nel ricordo.</text:p>
          </table:table-cell>
          <table:table-cell table:style-name="Table2.A1" office:value-type="string">
            <text:p text:style-name="P5">In entrambi i brani proposti il linguaggio è ricco di termini ricercati e preziosi: tuttavia, mentre D'Annunzio è più interessato a delineare il ritratto spirituale di Andrea Sperelli, Huysmans utilizza vocaboli tecnici e specialistici per descrivere, attraverso gli strani oggetti presenti nella casa di Des <text:soft-page-break/>Esseintes, il gusto per tutto ciò che è originale è frutto della artificio umano. Nella tabella, inserisci vocaboli che caratterizzano il profilo morale di Andrea Sperelli e quelli che sottolineano i gusti eccentrici e raffinati di Des Esseintes</text:p>
            <text:p text:style-name="P3"/>
            <table:table table:name="Table1" table:style-name="Table1">
              <table:table-column table:style-name="Table1.A" table:number-columns-repeated="2"/>
              <table:table-row table:style-name="Table1.1">
                <table:table-cell table:style-name="Table1.A1" office:value-type="string">
                  <text:p text:style-name="P9">Andrea Sperelli</text:p>
                </table:table-cell>
                <table:table-cell table:style-name="Table1.A1" office:value-type="string">
                  <text:p text:style-name="P10">Des Esseintes</text:p>
                </table:table-cell>
              </table:table-row>
              <table:table-row table:style-name="Table1.1">
                <table:table-cell table:style-name="Table1.A1" office:value-type="string">
                  <text:p text:style-name="P21">Il seme del sofisma</text:p>
                </table:table-cell>
                <table:table-cell table:style-name="Table1.A1" office:value-type="string">
                  <text:p text:style-name="P21">La natura ha fatto il suo tempo</text:p>
                </table:table-cell>
              </table:table-row>
              <table:table-row table:style-name="Table1.1">
                <table:table-cell table:style-name="Table1.A1" office:value-type="string">
                  <text:p text:style-name="P21">Possedere, non essere posseduti</text:p>
                </table:table-cell>
                <table:table-cell table:style-name="Table1.A1" office:value-type="string">
                  <text:p text:style-name="P21">La fantasia può supplire alla realtà dei fatti</text:p>
                </table:table-cell>
              </table:table-row>
              <table:table-row table:style-name="Table1.1">
                <table:table-cell table:style-name="Table1.A1" office:value-type="string">
                  <text:p text:style-name="P21">Menzogna verso se stessi</text:p>
                </table:table-cell>
                <table:table-cell table:style-name="Table1.A1" office:value-type="string">
                  <text:p text:style-name="P21">Artificio carattere distintivo del genere umano</text:p>
                  <text:p text:style-name="P23"/>
                </table:table-cell>
              </table:table-row>
              <table:table-row table:style-name="Table1.1">
                <table:table-cell table:style-name="Table1.A1" office:value-type="string">
                  <text:p text:style-name="P21">Adolescenza di Studi vari e profondi</text:p>
                </table:table-cell>
                <table:table-cell table:style-name="Table1.A1" office:value-type="string">
                  <text:p text:style-name="P21">Pavimento di pino</text:p>
                </table:table-cell>
              </table:table-row>
              <table:table-row table:style-name="Table1.1">
                <table:table-cell table:style-name="Table1.A1" office:value-type="string">
                  <text:p text:style-name="P21">Dal padre ebbe il gusto per le cose d'arte...disprezzo per i pregiudizi</text:p>
                </table:table-cell>
                <table:table-cell table:style-name="Table1.A1" office:value-type="string">
                  <text:p text:style-name="P21">Il samovar: una teiera russa fumante sulla tavola</text:p>
                </table:table-cell>
              </table:table-row>
              <table:table-row table:style-name="Table1.1">
                <table:table-cell table:style-name="Table1.A7" office:value-type="string">
                  <text:p text:style-name="P21">Il padre gli aveva trasmesso una massima: Bisogna farela propria vita come si fa un'opera d'arte</text:p>
                </table:table-cell>
                <table:table-cell table:style-name="Table1.A7" office:value-type="string">
                  <text:p text:style-name="P21">Un grande acquario occupava tutto lo spazio compreso tra l'oblò e la vera finestra dell'abitazione da cui entrava la luce.</text:p>
                </table:table-cell>
              </table:table-row>
              <table:table-row table:style-name="Table1.1">
                <table:table-cell table:style-name="Table1.A7" office:value-type="string">
                  <text:p text:style-name="P21"/>
                </table:table-cell>
                <table:table-cell table:style-name="Table1.A7" office:value-type="string">
                  <text:p text:style-name="P21">C'erano sestanti e compassi, carte nautiche e stampe di luoghi di viaggio</text:p>
                </table:table-cell>
              </table:table-row>
            </table:table>
            <text:p text:style-name="P3"/>
          </table:table-cell>
        </table:table-row>
        <table:table-row table:style-name="Table2.1">
          <table:table-cell table:style-name="Table2.A1" office:value-type="string">
            <text:p text:style-name="P5">Nella “cabina” oltre a svariati oggetti di uso marinaro c'è anche un libro: quali sono le sue particolarità?</text:p>
            <text:p text:style-name="P3">“Le avventure di Gordon Pym” è l’unco libro presente tra i vari oggetti ad uso marinaro. La particolarità sta nel fatto che <text:span text:style-name="T16">questo libro è di avventura (la stessa di cui lui ha bisogno per superare il suo malessere), quella che lui ricrea con la sua immaginazione.</text:span></text:p>
          </table:table-cell>
          <table:table-cell table:style-name="Table2.A1" table:number-rows-spanned="2" office:value-type="string">
            <text:p text:style-name="P5">Prova a spiegare, in un testo di una decina di righe circa, analogie differenze tra l'estetismo di D'Annunzio e quello di Huysmans, facendo riferimento ai due protagonisti</text:p>
            <text:p text:style-name="P4"><text:span text:style-name="T4">L'estetismo di D’Annunzio è puro esibizionismo, erotismo, esaltazione sfrenata del proprio io. Confulisce in ciò il culto del bello, ovvero, fare della propria vita un’opera d’arte o vivere l’arte come se fosse la vita vera. Atteggiamento e concezioni derivanti dal decadentismo francese che aveva come base la distinzione del poeta dalla masse.</text:span></text:p>
            <text:p text:style-name="P11"><text:span text:style-name="T3">D’</text:span><text:span text:style-name="T3">altra parte Huysmans è d</text:span><text:span text:style-name="T1">isgustato e annoiato </text:span><text:span text:style-name="T1">d</text:span><text:span text:style-name="T1">alla società, </text:span><text:span text:style-name="T1">decide quindi di espirmere il tutto tramite il suo personaggio: </text:span><text:span text:style-name="T1"><text:s/>Des Esseintes. </text:span><text:span text:style-name="T1">N</text:span><text:span text:style-name="T1">obile di nascita, decide di ritirarsi in una casa in campagna. Qui cerca di alienars</text:span><text:span text:style-name="T1">i </text:span><text:span text:style-name="T1">in un ambiente esclusivamente </text:span><text:soft-page-break/><text:span text:style-name="T1">artificiale, poiché ritiene che la bellezza derivi da ciò che imita la natura ed ècreato dall'uomo, come l'arte, ma non dalla natura stessa.</text:span></text:p>
            <text:p text:style-name="P12">Prevale in lui la volontà di isolarsi e di rifugirarsi all’interno della prorpia mente, tipico dell’estetismo di Huysmans.</text:p>
            <text:p text:style-name="P18"/>
            <text:p text:style-name="P18">Riporto anche questa seconda versione della risposta precedente:</text:p>
            <text:p text:style-name="P22"><text:span text:style-name="T10">L’estetismo di D’annunzio si basa sull’esperienza umana fatta in prima persona, sull’esperienza tramite il corpo e la mente. Il padre di Andrea Sperelli infonde nel figlio una forte cultura della coltivazione dei principi dell’arte, che però si rivela addirittura controproducente nei confronti di Andrea, perchè lui cresce senza forti principi morali, avvolto in un mondo falso pieno di menzogne.</text:span></text:p>
            <text:p text:style-name="P24"><text:span text:style-name="T10">Des Esseintes presenta caratteri simili ma allo stesso tempo molto diversi, secondo lui la vita come ricerca del bello non deve essere per forza vissuta in maniera “dinamica”, egli predilige l’illusorietà. Non a caso la sala da pranzo del protagonista francese è allestita come la cabina di una nave. Des Esseintes infatti pensa che la sostituzione di elementi naturali meccanici, che potrebbero elevare l’animo e generare ricordi piacevoli grazie a artifici, siano un modo valido di vivere la propria vita e fare le proprie esperienze. La sua è un'esistenza basata sulla menzogna verso gli altri e verso se stesso. </text:span></text:p>
          </table:table-cell>
        </table:table-row>
        <table:table-row table:style-name="Table2.1">
          <table:table-cell table:style-name="Table2.A1" office:value-type="string">
            <text:p text:style-name="P5">Ti sembra che egli preferisca le cose naturali a quelle artificiali? Motiva la tua risposta con riferimenti alla personalità di Des Esseintes e alle sue tendenze estetiche</text:p>
            <text:p text:style-name="P8">Dal brano emerge come <text:s/>Des Esseintes preferisca le cose artificiali a quelle naturali.</text:p>
            <text:p text:style-name="P8">Egli considera infatti la natura come vanitosa, arida e avida, non più in grado di <text:soft-page-break/>trasmettere emozioni.</text:p>
            <text:p text:style-name="P8">Ad essa viene quindi contrapposta l’artificiosità che solo lui, attraverso la sua personalità e tendenza estetica, riesce a creare. Deriva da ciò che spesso Des Esseintes desideri rifugiarsi nel passato anzicché vivere il presente. Passato che appunto, in quanto tale e quindi presente solo nelle nostre menti, diventa artificiale.</text:p>
          </table:table-cell>
          <table:covered-table-cell/>
        </table:table-row>
      </table:table>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it" fo:country="IT"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it" fo:country="IT"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2" style:font-size-asian="15pt" style:font-style-asian="normal" style:font-name-complex="Arial2"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ListLabel_20_1" style:display-name="ListLabel 1" style:family="text">
      <style:text-properties style:text-underline-style="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767cm" fo:margin-bottom="1.468cm" fo:margin-left="2.073cm" fo:margin-right="2.26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date>2020-03-02T18:41:16.78</dc:date>
    <meta:editing-duration>PT3H16M14S</meta:editing-duration>
    <meta:editing-cycles>22</meta:editing-cycles>
    <dc:creator>enrica pan</dc:creator>
    <meta:document-statistic meta:table-count="2" meta:image-count="0" meta:object-count="0" meta:page-count="4" meta:paragraph-count="68" meta:word-count="1955" meta:character-count="12462"/>
  </office:meta>
</office:document-meta>
</file>